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structionFactory.instructionKey( Star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structionFactory.setupInstructions(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InstructionFactory.registerInstruction( String instructionName , String targetNamespace ,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InstructionFactory.createInstruction( ParsingContext parsingContext , StartElement startElement , Attributes attrs , Stack st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InstructionFactory.get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structionFactory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structionFactory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InstructionFactory.instructionKey( String instructionName , String targe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structionFactory.isInstruction( Star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